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15, 2021 (06:45: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y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rual number greater than 2:");</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ue g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Console.WriteLine("Hi!");</text:p>
      <text:p text:style-name="P76">Console.WriteLine(number);</text:p>
      <text:p text:style-name="P77">}</text:p>
      <text:p text:style-name="P78">int number1 = 0, number = 0;</text:p>
      <text:p text:style-name="P79">while (number &lt;=5) {</text:p>
      <text:p text:style-name="P80">Console.WriteLine("Hi!");</text:p>
      <text:p text:style-name="P81">Console.WriteLine(number);</text:p>
      <text:p text:style-name="P82">number1++;</text:p>
      <text:p text:style-name="P83">}</text:p>
      <text:p text:style-name="P84">int number = 0;</text:p>
      <text:p text:style-name="P85">while (number &lt;=5);</text:p>
      <text:p text:style-name="P86">{</text:p>
      <text:p text:style-name="P87">Console.WriteLine("Hi!");</text:p>
      <text:p text:style-name="P88">Console.WriteLine(number);</text:p>
      <text:p text:style-name="P89">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Console.WriteLine("Hi!");</text:p>
      <text:p text:style-name="P100">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eace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10:45:09Z</meta:creation-date>
    <dc:date>2021-06-15T10:45:09Z</dc:date>
    <meta:user-defined meta:name="date" meta:value-type="string">June  15, 2021 (06:45: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